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Lato" svg:font-family="Lato, apple-system, BlinkMacSystemFont, 'Segoe UI', Roboto, Oxygen, Ubuntu, Cantarell, 'Fira Sans', 'Droid Sans', 'Helvetica Neue'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</style:style>
    <style:style style:name="T1" style:family="text">
      <style:text-properties fo:font-variant="normal" fo:text-transform="none" style:font-name="Lato" fo:letter-spacing="normal" fo:font-style="normal"/>
    </style:style>
    <style:style style:name="T2" style:family="text">
      <style:text-properties fo:font-variant="normal" fo:text-transform="none" fo:color="#000000" style:font-name="Lato" fo:font-size="10.5pt" fo:letter-spacing="normal" fo:font-style="normal" fo:background-color="#fffffe"/>
    </style:style>
    <style:style style:name="T3" style:family="text">
      <style:text-properties fo:font-variant="normal" fo:text-transform="none" fo:color="#000000" style:font-name="Lato" fo:font-size="10.5pt" fo:letter-spacing="normal" fo:font-style="normal" fo:font-weight="normal" fo:background-color="#fffffe"/>
    </style:style>
    <style:style style:name="T4" style:family="text">
      <style:text-properties fo:font-variant="normal" fo:text-transform="none" fo:color="#000000" fo:font-size="10.5pt" fo:letter-spacing="normal" fo:font-style="normal" fo:background-color="#fffffe"/>
    </style:style>
    <style:style style:name="T5" style:family="text">
      <style:text-properties fo:font-variant="normal" fo:text-transform="none" fo:color="#000000" fo:font-size="14pt" fo:letter-spacing="normal" fo:font-style="normal" fo:background-color="#fffffe" style:font-size-asian="14pt" style:font-size-complex="14pt"/>
    </style:style>
    <style:style style:name="T6" style:family="text">
      <style:text-properties fo:font-variant="normal" fo:text-transform="none" fo:color="#000000" style:font-name="Consolas" fo:font-size="14pt" fo:letter-spacing="normal" fo:font-style="normal" fo:font-weight="normal" fo:background-color="#fffffe" style:font-size-asian="14pt" style:font-size-complex="14pt"/>
    </style:style>
    <style:style style:name="T7" style:family="text">
      <style:text-properties fo:font-variant="normal" fo:text-transform="none" fo:color="#000000" style:font-name="Consolas" fo:font-size="10.5pt" fo:letter-spacing="normal" fo:font-style="normal" fo:font-weight="normal" fo:background-color="#fffffe"/>
    </style:style>
    <style:style style:name="T8" style:family="text">
      <style:text-properties fo:color="#000000" fo:font-size="10.5pt" fo:background-color="#fffffe"/>
    </style:style>
    <text:list-style style:name="L1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FreeCodeCamp Intermediate <text:line-break/></text:span><text:a xlink:type="simple" xlink:href="https://learn.freecodecamp.org/javascript-algorithms-and-data-structures/intermediate-algorithm-scripting" text:style-name="Internet_20_link" text:visited-style-name="Visited_20_Internet_20_Link">https://learn.freecodecamp.org/javascript-algorithms-and-data-structures/intermediate-algorithm-scripting</text:a><text:span text:style-name="T2"> </text:span><text:span text:style-name="T3"><text:line-break/><text:line-break/><text:line-break/><text:line-break/></text:span><text:span text:style-name="T6">Pig Tail<text:line-break/>// does not work for the case 'last vowel at the end of the word'<text:line-break/></text:span><text:span text:style-name="T7"><text:line-break/>function translatePigLatin(str) {<text:line-break/> <text:s text:c="2"/>var regexVowels = /[aeiou]/;<text:line-break/> <text:s/>var regex = /^([bcdfghjklmnpqrstvxyz])*/g;<text:line-break/> <text:s/>if (str[0].match(regexVowels)) {<text:line-break/> <text:s text:c="3"/>var beginning = str.match(regex);<text:line-break/> <text:s text:c="3"/>var newWord = str.replace(regex, '');<text:line-break/> <text:s text:c="3"/>var regexEnd = /$/;<text:line-break/> <text:s text:c="3"/>var newStr = newWord.replace(regexEnd, (beginning + 'way'));<text:line-break/> <text:s text:c="3"/>return newStr;<text:line-break/> <text:s/>} <text:s/><text:line-break/> <text:s/>else {<text:line-break/> <text:s text:c="3"/>var beginning = str.match(regex);<text:line-break/> <text:s text:c="3"/>var newWord = str.replace(regex, '');<text:line-break/> <text:s text:c="3"/>var regexEnd = /$/;<text:line-break/> <text:s text:c="3"/>var newStr = newWord.replace(regexEnd, (beginning + 'ay'));<text:line-break/> <text:s text:c="3"/>return newStr;<text:line-break/> <text:s text:c="2"/>}<text:line-break/>}<text:line-break/><text:line-break/>translatePigLatin("the");<text:line-break/>"ethay"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Lato" svg:font-family="Lato, apple-system, BlinkMacSystemFont, 'Segoe UI', Roboto, Oxygen, Ubuntu, Cantarell, 'Fira Sans', 'Droid Sans', 'Helvetica Neue'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ke Dietz</meta:initial-creator>
    <meta:creation-date>2019-07-17T09:14:00.63</meta:creation-date>
    <meta:document-statistic meta:table-count="0" meta:image-count="0" meta:object-count="0" meta:page-count="1" meta:paragraph-count="1" meta:word-count="85" meta:character-count="790"/>
    <dc:date>2019-07-17T09:16:53.40</dc:date>
    <dc:creator>Mike Dietz</dc:creator>
    <meta:editing-duration>PT2M52S</meta:editing-duration>
    <meta:editing-cycles>1</meta:editing-cycles>
    <meta:generator>OpenOffice/4.1.2$Win32 OpenOffice.org_project/412m3$Build-9782</meta:generator>
  </office:meta>
</office:document-meta>
</file>